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86a" officeooo:paragraph-rsid="000118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test tes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6T11:40:45.207729470</meta:creation-date>
    <dc:date>2024-01-26T11:41:31.080771716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2"/>
    <meta:generator>LibreOffice/6.4.7.2$Linux_X86_64 LibreOffice_project/40$Build-2</meta:generator>
  </office:meta>
</office:document-meta>
</file>